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C4A4D49B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1" svg:font-family="'Standard Symbols L'" style:font-charset="x-symbol"/>
    <style:font-face style:name="Symbol" svg:font-family="Symbol" style:font-pitch="fixed" style:font-charset="x-symbol"/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a143"/>
    </style:style>
    <style:style style:name="P2" style:family="paragraph" style:parent-style-name="Standard">
      <style:paragraph-properties fo:text-align="start" style:justify-single-word="false"/>
      <style:text-properties officeooo:paragraph-rsid="0019a143"/>
    </style:style>
    <style:style style:name="P3" style:family="paragraph" style:parent-style-name="Standard">
      <style:paragraph-properties fo:text-align="start" style:justify-single-word="false"/>
      <style:text-properties officeooo:rsid="0031cb39" officeooo:paragraph-rsid="0019a143"/>
    </style:style>
    <style:style style:name="P4" style:family="paragraph" style:parent-style-name="Standard">
      <style:paragraph-properties fo:text-align="start" style:justify-single-word="false"/>
      <style:text-properties officeooo:rsid="002bf23c" officeooo:paragraph-rsid="0019a143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31cb39" officeooo:paragraph-rsid="0019a143"/>
    </style:style>
    <style:style style:name="P6" style:family="paragraph" style:parent-style-name="Standard" style:list-style-name="L2">
      <style:paragraph-properties fo:text-align="start" style:justify-single-word="false"/>
      <style:text-properties officeooo:rsid="0031cb39" officeooo:paragraph-rsid="001cd310"/>
    </style:style>
    <style:style style:name="P7" style:family="paragraph" style:parent-style-name="Standard">
      <style:paragraph-properties fo:text-align="start" style:justify-single-word="false"/>
      <style:text-properties officeooo:rsid="0031cb39" officeooo:paragraph-rsid="001cd310"/>
    </style:style>
    <style:style style:name="P8" style:family="paragraph" style:parent-style-name="Standard">
      <style:paragraph-properties fo:text-align="center" style:justify-single-word="false"/>
      <style:text-properties officeooo:rsid="0031cb39" officeooo:paragraph-rsid="001cd310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2bf23c" officeooo:paragraph-rsid="0019a143"/>
    </style:style>
    <style:style style:name="P10" style:family="paragraph" style:parent-style-name="Standard" style:list-style-name="L2">
      <style:paragraph-properties fo:text-align="start" style:justify-single-word="false"/>
      <style:text-properties officeooo:rsid="002bf23c" officeooo:paragraph-rsid="001cd310"/>
    </style:style>
    <style:style style:name="P11" style:family="paragraph" style:parent-style-name="Standard">
      <style:paragraph-properties fo:text-align="start" style:justify-single-word="false"/>
      <style:text-properties officeooo:rsid="002bf23c" officeooo:paragraph-rsid="001cd310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19a143"/>
    </style:style>
    <style:style style:name="P13" style:family="paragraph" style:parent-style-name="Standard" style:list-style-name="L2">
      <style:paragraph-properties fo:text-align="start" style:justify-single-word="false"/>
      <style:text-properties officeooo:paragraph-rsid="001cd310"/>
    </style:style>
    <style:style style:name="P14" style:family="paragraph" style:parent-style-name="Standard">
      <style:paragraph-properties fo:text-align="start" style:justify-single-word="false"/>
      <style:text-properties officeooo:paragraph-rsid="001cd310"/>
    </style:style>
    <style:style style:name="P15" style:family="paragraph" style:parent-style-name="Standard" style:list-style-name="L2">
      <style:paragraph-properties fo:text-align="start" style:justify-single-word="false"/>
      <style:text-properties style:text-position="0% 100%" officeooo:rsid="002cf9fb" officeooo:paragraph-rsid="001cd310"/>
    </style:style>
    <style:style style:name="P16" style:family="paragraph" style:parent-style-name="Standard">
      <style:paragraph-properties fo:text-align="start" style:justify-single-word="false"/>
      <style:text-properties style:text-position="0% 100%" officeooo:rsid="002cf9fb" officeooo:paragraph-rsid="001cd310"/>
    </style:style>
    <style:style style:name="P17" style:family="paragraph" style:parent-style-name="Standard" style:list-style-name="L2">
      <style:paragraph-properties fo:text-align="start" style:justify-single-word="false"/>
      <style:text-properties style:text-position="0% 100%" officeooo:rsid="0027ac16" officeooo:paragraph-rsid="001cd310"/>
    </style:style>
    <style:style style:name="P18" style:family="paragraph" style:parent-style-name="Standard" style:list-style-name="L2">
      <style:paragraph-properties fo:text-align="start" style:justify-single-word="false"/>
      <style:text-properties style:text-position="0% 100%" officeooo:rsid="002e1f58" officeooo:paragraph-rsid="001cd310"/>
    </style:style>
    <style:style style:name="P19" style:family="paragraph" style:parent-style-name="Standard" style:list-style-name="L2">
      <style:paragraph-properties fo:text-align="start" style:justify-single-word="false"/>
      <style:text-properties style:text-position="0% 100%" officeooo:rsid="002e47ae" officeooo:paragraph-rsid="001cd310"/>
    </style:style>
    <style:style style:name="P20" style:family="paragraph" style:parent-style-name="Standard">
      <style:paragraph-properties fo:text-align="start" style:justify-single-word="false"/>
      <style:text-properties style:text-position="0% 100%" officeooo:rsid="002e47ae" officeooo:paragraph-rsid="001cd310"/>
    </style:style>
    <style:style style:name="P21" style:family="paragraph" style:parent-style-name="Standard" style:list-style-name="L2">
      <style:paragraph-properties fo:text-align="center" style:justify-single-word="false"/>
      <style:text-properties officeooo:paragraph-rsid="001cd310"/>
    </style:style>
    <style:style style:name="P22" style:family="paragraph" style:parent-style-name="Standard">
      <style:paragraph-properties fo:text-align="center" style:justify-single-word="false"/>
      <style:text-properties officeooo:paragraph-rsid="001cd310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e4c30"/>
    </style:style>
    <style:style style:name="T3" style:family="text">
      <style:text-properties style:text-position="super 58%" officeooo:rsid="00267613"/>
    </style:style>
    <style:style style:name="T4" style:family="text">
      <style:text-properties officeooo:rsid="001dc388"/>
    </style:style>
    <style:style style:name="T5" style:family="text">
      <style:text-properties officeooo:rsid="0028b65e"/>
    </style:style>
    <style:style style:name="T6" style:family="text">
      <style:text-properties officeooo:rsid="002e4c30"/>
    </style:style>
    <style:style style:name="T7" style:family="text">
      <style:text-properties style:font-name="Standard Symbols L1" officeooo:rsid="002e4c30"/>
    </style:style>
    <style:style style:name="T8" style:family="text">
      <style:text-properties officeooo:rsid="0019a143"/>
    </style:style>
    <style:style style:name="T9" style:family="text">
      <style:text-properties officeooo:rsid="001a02bd"/>
    </style:style>
    <style:style style:name="T10" style:family="text">
      <style:text-properties style:text-position="0% 100%" officeooo:rsid="00267613"/>
    </style:style>
    <style:style style:name="T11" style:family="text">
      <style:text-properties style:text-position="0% 100%" officeooo:rsid="002b4de3"/>
    </style:style>
    <style:style style:name="T12" style:family="text">
      <style:text-properties style:font-name="Standard Symbols L"/>
    </style:style>
    <style:style style:name="T13" style:family="text">
      <style:text-properties officeooo:rsid="002e47ae"/>
    </style:style>
    <style:style style:name="T14" style:family="text">
      <style:text-properties style:font-name="Symbol" officeooo:rsid="002e47ae"/>
    </style:style>
    <style:style style:name="T15" style:family="text">
      <style:text-properties officeooo:rsid="002d41c6"/>
    </style:style>
    <style:style style:name="T16" style:family="text">
      <style:text-properties officeooo:rsid="001cd310"/>
    </style:style>
    <style:style style:name="T17" style:family="text">
      <style:text-properties officeooo:rsid="001b8f89"/>
    </style:style>
    <style:style style:name="T18" style:family="text">
      <style:text-properties officeooo:rsid="001e6f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Assignment <text:variable-set text:name="Assignment" office:value-type="float" office:value="8.07" style:data-style-name="N0">8.07</text:variable-set>: <text:span text:style-name="T4">Torque and Moment of Inertia</text:span></text:p>
      <text:p text:style-name="P8"/>
      <text:list xml:id="list8323129166456327693" text:style-name="L2">
        <text:list-item>
          <text:p text:style-name="P6">A bicycle is placed upside down during a <text:span text:style-name="T5">maintenance</text:span> check. <text:s/>The front wheel (m=1.<text:span text:style-name="T16">4</text:span> kg) is allowed to spin at a rate of <text:span text:style-name="T9">6</text:span> revolutions per second. <text:s/>The wheel has a radius of 0.33 m. <text:s/>The brake is then applied to the wheel, and the wheel comes to a stop in 2.5 seconds. <text:s/>What is the torque that was applied to the wheel. <text:s/>(assume the wheel is a hoop or ring and the mass of the spokes is negligible.)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list xml:id="list104341486639815" text:continue-numbering="true" text:style-name="L2">
        <text:list-item>
          <text:p text:style-name="P10"><text:span text:style-name="T10">A motor in an electric saw brings the circular blade from rest up to the rated angular velocity of 80 rotations per second. The saw spins 240 times as it accelerates. <text:s/>The blade has a moment of </text:span><text:span text:style-name="T11">inertia</text:span><text:span text:style-name="T10"> of 1.41 kg m</text:span><text:span text:style-name="T3">2</text:span><text:span text:style-name="T10">. <text:s/>What is the net torque applied by the motor?</text:span></text:p>
        </text:list-item>
      </text:list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><text:span text:style-name="T10"/></text:p>
      <text:p text:style-name="P11"/>
      <text:list xml:id="list104342173766688" text:continue-numbering="true" text:style-name="L2">
        <text:list-item>
          <text:p text:style-name="P10"><text:span text:style-name="T6">A 40 m long hose is initially spooled around a reel that is initially at rest. <text:s/>The moment of inertia of the reel is 0.44 kg m</text:span><text:span text:style-name="T2">2</text:span><text:span text:style-name="T6">. <text:s/>Its radius is 0.16 m. <text:s/>When the reel is turning, a frictional torque of magnitude 3.4 m</text:span><text:span text:style-name="T7">´</text:span><text:span text:style-name="T6">N acts on the wheel. <text:s/>If the hose is pulled so that the tension in the hose is a constant 25N, how long does it take to unwind the hose from the reel?</text:span></text:p>
        </text:list-item>
      </text:list>
      <text:p text:style-name="P11"/>
      <text:p text:style-name="P11"/>
      <text:p text:style-name="P11"/>
      <text:p text:style-name="P11"/>
      <text:p text:style-name="P11"/>
      <text:list xml:id="list104341579576176" text:continue-numbering="true" text:style-name="L2">
        <text:list-item>
          <text:p text:style-name="P17">Nathaniel is playing soccer when is allowed to perform a penalty kick. <text:s/>When he kicks the ball, the ball curves due to its rotation. <text:s/>The ball goes from rest to rotating at a rate of <text:span text:style-name="T17">radians </text:span>per second. <text:s/>The mass of the ball is 0.426 kg, and the radius is 0.11m. <text:s/></text:p>
          <text:list>
            <text:list-item>
              <text:p text:style-name="P17">What is the moment of inertia of the ball?</text:p>
            </text:list-item>
          </text:list>
          <text:p text:style-name="P13"/>
          <text:p text:style-name="P13"/>
          <text:p text:style-name="P13"/>
          <text:p text:style-name="P13"/>
          <text:p text:style-name="P17"/>
          <text:list text:continue-numbering="true">
            <text:list-item>
              <text:p text:style-name="P17">What is the torque that Nathaniel used on the ball?</text:p>
            </text:list-item>
          </text:list>
          <text:p text:style-name="P10"/>
        </text:list-item>
      </text:list>
      <text:p text:style-name="P11"/>
      <text:p text:style-name="P11"/>
      <text:list xml:id="list104341309765642" text:continue-numbering="true" text:style-name="L2">
        <text:list-item>
          <text:p text:style-name="P10"><text:soft-page-break/>A 75 kg man stands on a <text:span text:style-name="T18">6</text:span> meter long platform suspended by one cable at each end. <text:s/>He is 2 meters from the left side. <text:s/>The mass of the platform is 10 kg. <text:s/>The cable on the right side of the platform breaks. <text:s/></text:p>
          <text:list>
            <text:list-item>
              <text:p text:style-name="P10">Calculate the angular acceleration of the platform. <text:s/></text:p>
            </text:list-item>
          </text:list>
        </text:list-item>
      </text:list>
      <text:p text:style-name="P11"/>
      <text:p text:style-name="P11"/>
      <text:p text:style-name="P11"/>
      <text:p text:style-name="P11"/>
      <text:p text:style-name="P11"/>
      <text:list xml:id="list104341336392091" text:continue-numbering="true" text:style-name="L2">
        <text:list-item>
          <text:list>
            <text:list-item>
              <text:p text:style-name="P10">If the man can catch the platform when it has rotated 45 degrees, what is the time he has to react?</text:p>
            </text:list-item>
          </text:list>
        </text:list-item>
      </text:list>
      <text:p text:style-name="P11"/>
      <text:list xml:id="list104340922101703" text:continue-numbering="true" text:style-name="L2">
        <text:list-item>
          <text:list>
            <text:list-header>
              <text:p text:style-name="P10"/>
            </text:list-header>
          </text:list>
        </text:list-item>
      </text:list>
      <text:p text:style-name="P11"/>
      <text:p text:style-name="P11"/>
      <text:p text:style-name="P11"/>
      <text:p text:style-name="P14"/>
      <text:list xml:id="list104342550071485" text:continue-numbering="true" text:style-name="L2">
        <text:list-item>
          <text:p text:style-name="P21"/>
        </text:list-item>
        <text:list-item>
          <text:p text:style-name="P18">A CD can be though of as a solid disk. <text:s/><text:span text:style-name="T13">It has a mass of 0.0144 g. <text:s/>When a CD is loaded into a player, it accelerates from rest to 960</text:span><text:span text:style-name="T14">p</text:span><text:span text:style-name="T13"> radians per second. <text:s/>It takes 5 seconds to accelerate. <text:s/></text:span></text:p>
          <text:list>
            <text:list-item>
              <text:p text:style-name="P19">What is the moment of inertia of the CD?</text:p>
            </text:list-item>
          </text:list>
          <text:p text:style-name="P19"/>
          <text:p text:style-name="P19"/>
          <text:p text:style-name="P19"/>
          <text:p text:style-name="P19"/>
          <text:p text:style-name="P19"/>
          <text:list text:continue-numbering="true">
            <text:list-item>
              <text:p text:style-name="P19">What is the torque the player puts on the CD? </text:p>
            </text:list-item>
          </text:list>
        </text:list-item>
      </text:list>
      <text:p text:style-name="P20"/>
      <text:p text:style-name="P20"/>
      <text:p text:style-name="P20"/>
      <text:p text:style-name="P20"/>
      <text:list xml:id="list104342809436779" text:continue-numbering="true" text:style-name="L2">
        <text:list-item>
          <text:p text:style-name="P15">Beauford and Beaulah are walking through the park one day in the merry merry month of <text:span text:style-name="T15">M</text:span>ay. Beauford has a mass of 55 kg. <text:s/>Beaulah has a mass 125 kg. <text:s/><text:span text:style-name="T15">They decide to try to ride on the see-saw, but realize that their masses are very different. <text:s/>If Beauford sits 2 meters from the center of the see-saw, how far should Beaulah sit in order for them to be balanced?</text:span>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ndard Symbols L1" svg:font-family="'Standard Symbols L'" style:font-charset="x-symbol"/>
    <style:font-face style:name="Symbol" svg:font-family="Symbol" style:font-pitch="fixed" style:font-charset="x-symbol"/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Zeichenforma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C4A4D49B.png" xlink:type="simple" xlink:show="embed" xlink:actuate="onLoad"/></draw:frame> <text:s text:c="20"/>Name:<text:tab/><text:tab/><text:date style:data-style-name="N37" text:date-value="2017-02-07T10:43:40.711218682" text:date-adjust="PT24H00M00S">02/08/17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7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1:47:47.338113881</meta:creation-date>
    <meta:editing-duration>PT6M17S</meta:editing-duration>
    <meta:editing-cycles>7</meta:editing-cycles>
    <meta:generator>LibreOffice/4.3.7.2$Linux_X86_64 LibreOffice_project/430$Build-2</meta:generator>
    <dc:date>2017-02-07T10:43:40.643939272</dc:date>
    <meta:document-statistic meta:table-count="0" meta:image-count="2" meta:object-count="0" meta:page-count="2" meta:paragraph-count="17" meta:word-count="506" meta:character-count="2540" meta:non-whitespace-character-count="1998"/>
  </office:meta>
</office:document-meta>
</file>